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>
      <style:paragraph-properties fo:text-align="center" style:justify-single-word="false"/>
      <style:text-properties officeooo:paragraph-rsid="000828b3"/>
    </style:style>
    <style:style style:name="T1" style:family="text">
      <style:text-properties officeooo:rsid="000a96fb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a96fb" style:font-size-asian="20pt" style:font-weight-asian="bold" style:font-size-complex="2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Preguntas para diseñar la solución de automatización </text:span><text:span text:style-name="T3">con IA</text:span></text:p>
      <text:h text:style-name="Heading_20_2" text:outline-level="2">1) SOBRE EL PROCESO ACTUAL</text:h>
      <text:list text:style-name="L1">
        <text:list-item>
          <text:p text:style-name="P1">¿La entrevista actual es 100% oral o también incluye formulario escrito?</text:p>
        </text:list-item>
        <text:list-item>
          <text:p text:style-name="P1">¿Quién realiza la entrevista (1 persona o varias)?</text:p>
        </text:list-item>
        <text:list-item>
          <text:p text:style-name="P1">¿Qué decisiones salen de la entrevista?</text:p>
          <text:list>
            <text:list-item>
              <text:p text:style-name="P1">¿Se obtiene un puntaje?</text:p>
            </text:list-item>
            <text:list-item>
              <text:p text:style-name="P1">¿Se clasifica a “apto / no apto”?</text:p>
            </text:list-item>
            <text:list-item>
              <text:p text:style-name="P1">¿Se asigna a campaña específica?</text:p>
            </text:list-item>
          </text:list>
        </text:list-item>
      </text:list>
      <text:h text:style-name="Heading_20_2" text:outline-level="2">2) SOBRE EL CUESTIONARIO</text:h>
      <text:list text:style-name="L2">
        <text:list-item>
          <text:p text:style-name="P2">¿Cuántas preguntas contiene aproximadamente?</text:p>
        </text:list-item>
        <text:list-item>
          <text:p text:style-name="P2">¿Las preguntas son abiertas o cerradas?</text:p>
        </text:list-item>
        <text:list-item>
          <text:p text:style-name="P2">¿Cada pregunta tiene criterios para evaluar? Ejemplo:</text:p>
          <text:list>
            <text:list-item>
              <text:p text:style-name="P2">Buena respuesta → Puntuaje</text:p>
            </text:list-item>
            <text:list-item>
              <text:p text:style-name="P2">Mala respuesta → Rechazo</text:p>
            </text:list-item>
          </text:list>
        </text:list-item>
        <text:list-item>
          <text:p text:style-name="P2">¿Puedes compartirme el formulario o parte del mismo?</text:p>
        </text:list-item>
      </text:list>
      <text:p text:style-name="Quotations"><text:span text:style-name="Strong_20_Emphasis">IMPORTANTE</text:span><text:line-break/>Si hay preguntas donde las respuestas no influyen o no hay criterios claros de calificación, habrá que definirlos.</text:p>
      <text:h text:style-name="Heading_20_2" text:outline-level="2">3) SOBRE LOS CANDIDATOS</text:h>
      <text:list text:style-name="L3">
        <text:list-item>
          <text:p text:style-name="P3">¿Los candidatos aplican por web, teléfono, WhatsApp?</text:p>
        </text:list-item>
        <text:list-item>
          <text:p text:style-name="P3">¿En qué idioma(s) debe operar el bot? ¿Solo español o también inglés?</text:p>
        </text:list-item>
        <text:list-item>
          <text:p text:style-name="P3">¿Los candidatos siempre tienen acceso a internet?</text:p>
          <text:list>
            <text:list-item>
              <text:p text:style-name="P3">¿Se debe considerar canal telefónico (voz) sin internet?</text:p>
            </text:list-item>
          </text:list>
        </text:list-item>
      </text:list>
      <text:h text:style-name="Heading_20_2" text:outline-level="2">4) SOBRE EL RESULTADO ESPERADO</text:h>
      <text:list text:style-name="L4">
        <text:list-item>
          <text:p text:style-name="P4">¿Qué salida queremos del bot?</text:p>
          <text:list>
            <text:list-item>
              <text:p text:style-name="P4">Texto resumen</text:p>
            </text:list-item>
            <text:list-item>
              <text:p text:style-name="P4">Dictamen (aprobado / rechazado)</text:p>
            </text:list-item>
            <text:list-item>
              <text:p text:style-name="P4">Puntaje</text:p>
            </text:list-item>
            <text:list-item>
              <text:p text:style-name="P4"><text:soft-page-break/>Campaña sugerida</text:p>
            </text:list-item>
            <text:list-item>
              <text:p text:style-name="P4">Información para RH</text:p>
            </text:list-item>
          </text:list>
        </text:list-item>
        <text:list-item>
          <text:p text:style-name="P4">¿Debe integrarse con algún sistema de tu empresa (ATS, CRM, BD interna)?</text:p>
          <text:list>
            <text:list-item>
              <text:p text:style-name="P4">¿Cuál usan?</text:p>
            </text:list-item>
          </text:list>
        </text:list-item>
      </text:list>
      <text:h text:style-name="Heading_20_2" text:outline-level="2">5) LEGAL Y SEGURIDAD</text:h>
      <text:list text:style-name="L5">
        <text:list-item>
          <text:p text:style-name="P5">¿Debemos almacenar la grabación de voz? ¿por cuánto tiempo?</text:p>
        </text:list-item>
        <text:list-item>
          <text:p text:style-name="P5">¿Requieren consentimiento verbal o escrito para grabar?</text:p>
        </text:list-item>
        <text:list-item>
          <text:p text:style-name="P5">¿Hay restricciones respecto a datos sensibles?</text:p>
        </text:list-item>
      </text:list>
      <text:h text:style-name="Heading_20_2" text:outline-level="2">6) TECNOLOGÍA DISPONIBLE</text:h>
      <text:list text:style-name="L6">
        <text:list-item>
          <text:p text:style-name="P6">¿Qué stack manejan?</text:p>
          <text:list>
            <text:list-item>
              <text:p text:style-name="P6">Node, Python, Java, .NET, etc.</text:p>
            </text:list-item>
          </text:list>
        </text:list-item>
        <text:list-item>
          <text:p text:style-name="P6">¿Desean cloud pública (AWS, Azure, GCP) o on-premise?</text:p>
        </text:list-item>
        <text:list-item>
          <text:p text:style-name="P6">¿Aceptan usar servicios externos de voz (Google, Azure, OpenAI, etc.)?</text:p>
        </text:list-item>
        <text:list-item>
          <text:p text:style-name="P6">¿Cuentan con BD ya existente (SQL, Oracle, Mongo, etc.)?</text:p>
        </text:list-item>
      </text:list>
      <text:h text:style-name="Heading_20_2" text:outline-level="2">7) LO QUE YA EXISTE</text:h>
      <text:list text:style-name="L7">
        <text:list-item>
          <text:p text:style-name="P7">¿Hay una base histórica de entrevistas y contrataciones que nos permita entrenar modelos?</text:p>
        </text:list-item>
        <text:list-item>
          <text:p text:style-name="P7">¿Tienen perfiles definidos por campaña?<text:line-break/>Ej:</text:p>
          <text:list>
            <text:list-item>
              <text:p text:style-name="P7">Campaña A → debe ser extrovertido</text:p>
            </text:list-item>
            <text:list-item>
              <text:p text:style-name="P7">Campaña B → experiencia previa, etc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22:59:45.621672929</meta:creation-date>
    <dc:date>2025-11-09T23:13:18.365615028</dc:date>
    <meta:editing-duration>PT3M20S</meta:editing-duration>
    <meta:editing-cycles>1</meta:editing-cycles>
    <meta:document-statistic meta:table-count="0" meta:image-count="0" meta:object-count="0" meta:page-count="2" meta:paragraph-count="45" meta:word-count="321" meta:character-count="1907" meta:non-whitespace-character-count="1667"/>
    <meta:generator>LibreOffice/24.2.7.2$Linux_X86_64 LibreOffice_project/420$Build-2</meta:generator>
  </office:meta>
</office:document-meta>
</file>